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mm"/>
    </style:style>
    <style:style style:name="co2" style:family="table-column">
      <style:table-column-properties fo:break-before="auto" style:column-width="4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 fo:font-size="5pt" fo:font-weight="bold" style:font-size-asian="5pt" style:font-weight-asian="bold" style:font-size-complex="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9" table:default-cell-style-name="ce1"/>
        <table:table-column table:style-name="co3" table:number-columns-repeated="924" table:default-cell-style-name="ce1"/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1" calcext:value-type="float">
            <text:p>1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formula="of:=IF(ABS(SIN(SQRT(((COLUMN()-25)/6)^2)+((ROW()-25)/6)^2))&gt;0.97;1;0)" office:value-type="float" office:value="0" calcext:value-type="float">
            <text:p>0</text:p>
          </table:table-cell>
          <table:table-cell table:number-columns-repeated="97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2T14:05:59.950093567</meta:creation-date>
    <dc:date>2022-01-22T19:59:33.862027211</dc:date>
    <meta:editing-duration>PT5H31M57S</meta:editing-duration>
    <meta:editing-cycles>8</meta:editing-cycles>
    <meta:generator>LibreOffice/5.4.1.2$Linux_X86_64 LibreOffice_project/ea7cb86e6eeb2bf3a5af73a8f7777ac570321527</meta:generator>
    <meta:document-statistic meta:table-count="1" meta:cell-count="2500" meta:object-count="0"/>
  </office:meta>
</office:document-meta>
</file>